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de84" officeooo:paragraph-rsid="0017de84"/>
    </style:style>
    <style:style style:name="P2" style:family="paragraph" style:parent-style-name="Standard">
      <style:text-properties style:font-name="Arial" fo:font-size="12pt" officeooo:rsid="0017de84" officeooo:paragraph-rsid="0017de84" style:font-size-asian="12pt" style:font-size-complex="12pt"/>
    </style:style>
    <style:style style:name="P3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17de84" officeooo:paragraph-rsid="0017de84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style:font-name="Arial" fo:font-size="12pt" officeooo:rsid="0017de84" officeooo:paragraph-rsid="0017de84" style:font-size-asian="12pt" style:font-size-complex="12pt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Arial" fo:font-size="12pt" officeooo:rsid="0017de84" officeooo:paragraph-rsid="0017de84" style:font-size-asian="12pt" style:font-size-complex="12pt"/>
    </style:style>
    <style:style style:name="P6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 style:writing-mode="lr-tb"/>
      <style:text-properties style:use-window-font-color="true" loext:opacity="0%" style:font-name="Arial" fo:font-size="12pt" style:font-size-asian="12pt" style:font-size-complex="12pt"/>
    </style:style>
    <style:style style:name="T1" style:family="text">
      <style:text-properties fo:font-variant="normal" fo:text-transform="none" fo:color="#495057" loext:opacity="100%" style:font-name="Open Sans" fo:font-size="10.5pt" fo:letter-spacing="normal" fo:font-style="normal" fo:font-weight="normal" style:font-size-asian="10.5pt" style:font-style-asian="normal" style:font-weight-asian="normal"/>
    </style:style>
    <style:style style:name="T2" style:family="text">
      <style:text-properties fo:font-variant="normal" fo:text-transform="none" fo:color="#495057" loext:opacity="100%" fo:font-size="10.5pt" fo:letter-spacing="normal" fo:font-style="normal" fo:font-weight="normal" style:font-size-asian="10.5pt" style:font-style-asian="normal" style:font-weight-asian="normal"/>
    </style:style>
    <style:style style:name="T3" style:family="text">
      <style:text-properties fo:font-variant="normal" fo:text-transform="none" fo:color="#495057" loext:opacity="100%" style:font-name="Arial" fo:font-size="10.5pt" fo:letter-spacing="normal" fo:font-style="normal" fo:font-weight="normal" style:font-size-asian="10.5pt" style:font-style-asian="normal" style:font-weight-asian="normal"/>
    </style:style>
    <style:style style:name="T4" style:family="text">
      <style:text-properties fo:font-variant="normal" fo:text-transform="none" fo:color="#495057" loext:opacity="100%" style:font-name="Arial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color="#495057" loext:opacity="100%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495057" loext:opacity="100%" fo:letter-spacing="normal" fo:font-style="normal" fo:font-weight="normal" style:font-style-asian="normal" style:font-weight-asian="normal"/>
    </style:style>
    <style:style style:name="T7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8" style:family="text">
      <style:text-properties fo:font-variant="normal" fo:text-transform="none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10" style:family="text">
      <style:text-properties style:font-name="Arial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use-window-font-color="true" loext:opacity="0%"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– accidente laboral en las TIC</text:p>
      <text:p text:style-name="P2"/>
      <text:p text:style-name="P4"><text:span text:style-name="T6"/></text:p>
      <text:p text:style-name="P5"><text:span text:style-name="T7">Dado que DAM forma parte del mundo de las TIC, la profesión que me viene a la mente es la de Desarrollador de Aplicaciones Móviles. </text:span><text:bookmark-start text:name="yui_3_17_2_1_1696526480479_9013"/></text:p>
      <text:p text:style-name="P6"><text:span text:style-name="T7">Teniendo en cuenta que se trata de un puesto de trabajo que puede realizarse en modalidad presencial / semipresencial / remoto, habría que analizar cada supuesto por separado, aunque únicamente analizando el primero y el último, tendríamos también la modalidad semipresencial.</text:span><text:bookmark-start text:name="yui_3_17_2_1_1696525770478_781"/></text:p>
      <text:p text:style-name="P6"><text:span text:style-name="T7">En primer lugar, los riesgos inherentes a la modalidad remota son los propios del puesto de trabajo: muchas horas sentado (si es que se está sentado, se puede disponer de un escritorio elevable para estar de pie, pero el riesgo pasaría a ser estar mucho tiempo de pie), muchas horas delante de un monitor, muchas horas usando las manos tanto para teclear como para usar el ratón, y otros riesgos derivados de la presión por cumplir con objetivos, plazos y exigencias adicionales (p.e.: tener disponible la base de datos antes que el interfaz de usuario, tener que entregar una versión estable para producción el día 1 de enero, o tener que añadir acciones adicionales a la aplicación).</text:span><text:line-break/><text:span text:style-name="T7">Estos riesgos pueden derivar en dolencias tanto físicas como psicológicas si no se previenen y/o se tratan antes de que se agraven. Y todas aquellas que no sean consideradas como enfermedades laborales o enfermedades comunes, serán tratadas como accidente laboral.</text:span><text:bookmark-start text:name="yui_3_17_2_1_1696525770478_7812"/></text:p>
      <text:p text:style-name="P6"><text:span text:style-name="T7">Dicho esto, en segundo y último lugar, tenemos los riesgos que añade la modalidad presencial: en el desplazamiento de tu hogar al trabajo y los inherentes del lugar de trabajo. A saber: tener un accidente de tráfico o que el transporte público en que vamos lo sufra,</text:span><text:line-break/><text:span text:style-name="T7">que las condiciones de la oficina (iluminación baja, material de oficina antiguo, infraestructuras en mal estado, etc.) contribuyan a la aparición de nuevos riesgos o incremento de los existentes: caídas, mayor fatiga ocular, dolor muscular, etc.</text:span><text:bookmark-start text:name="yui_3_17_2_1_1696525770478_7813"/></text:p>
      <text:p text:style-name="P6"><text:bookmark-start text:name="yui_3_17_2_1_1696525770478_78141"/><text:bookmark-start text:name="yui_3_17_2_1_1696525770478_7814"/></text:p>
      <text:p text:style-name="P1"><text:bookmark-start text:name="yui_3_17_2_1_1696526480479_5757"/><text:bookmark-start text:name="yui_3_17_2_1_1696526480479_4894"/><text:bookmark-start text:name="yui_3_17_2_1_1696525770478_7815"/><text:bookmark-end text:name="yui_3_17_2_1_1696525770478_78141"/><text:bookmark-end text:name="yui_3_17_2_1_1696525770478_7814"/><text:bookmark-end text:name="yui_3_17_2_1_1696525770478_7813"/><text:bookmark-end text:name="yui_3_17_2_1_1696525770478_7812"/><text:bookmark-end text:name="yui_3_17_2_1_1696525770478_781"/><text:bookmark-end text:name="yui_3_17_2_1_1696526480479_9013"/><text:span text:style-name="T9">Finalmente y por terminar con un ejemplo utilizando un "día a día":</text:span><text:span text:style-name="T12"><text:line-break/><text:line-break/></text:span><text:span text:style-name="T9">" Coges el coche para ir a la oficina (puede que tengas un accidente de tráfico, </text:span><text:span text:style-name="Emphasis"><text:span text:style-name="T9">in itinere</text:span></text:span><text:span text:style-name="T9">). Llegas a la oficina y acaban de fregar el suelo (puede que te resbales y te rompas un brazo, </text:span><text:span text:style-name="Emphasis"><text:span text:style-name="T9">en misión</text:span></text:span><text:span text:style-name="T9">). Te sientas en tu puesto de trabajo y comienzas la jornada. Pasas mucho tiempo delante de la pantalla (puede que en unos años necesites graduarte la vista y finalmente uses gafas, enfermedad laboral), además, pasas mucho tiempo tecleando líneas y líneas de código (puede que termines sufriendo síndrome del túnel carpiano, enfermedad laboral). Pasas muchas horas sentado en una silla incómoda (puede derivar en dolores musculares/articulares y/u óseos, enfermedad laboral). Finalmente terminas tu jornada laboral y vuelves a casa en transporte público (puede que el autobús vuelque y sufras alguna lesión en el accidente, in itinere). "</text:span><text:bookmark-end text:name="yui_3_17_2_1_1696526480479_5757"/><text:bookmark-end text:name="yui_3_17_2_1_1696526480479_4894"/><text:bookmark-end text:name="yui_3_17_2_1_1696525770478_78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19:56:37.471000000</dc:date>
    <meta:editing-duration>PT43S</meta:editing-duration>
    <meta:editing-cycles>1</meta:editing-cycles>
    <meta:document-statistic meta:table-count="0" meta:image-count="0" meta:object-count="0" meta:page-count="1" meta:paragraph-count="6" meta:word-count="460" meta:character-count="2814" meta:non-whitespace-character-count="2357"/>
    <meta:generator>LibreOffice/7.2.2.2$Windows_X86_64 LibreOffice_project/02b2acce88a210515b4a5bb2e46cbfb63fe97d56</meta:generator>
  </office:meta>
</office:document-meta>
</file>